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1" table:default-cell-style-name="Default"/>
        <table:table-row table:style-name="ro1">
          <table:table-cell office:value-type="float" office:value="1.41421" calcext:value-type="float">
            <text:p>1.41421</text:p>
          </table:table-cell>
          <table:table-cell office:value-type="float" office:value="1.34536" calcext:value-type="float">
            <text:p>1.34536</text:p>
          </table:table-cell>
          <table:table-cell office:value-type="float" office:value="1.28062" calcext:value-type="float">
            <text:p>1.28062</text:p>
          </table:table-cell>
          <table:table-cell office:value-type="float" office:value="1.22066" calcext:value-type="float">
            <text:p>1.22066</text:p>
          </table:table-cell>
          <table:table-cell office:value-type="float" office:value="1.16619" calcext:value-type="float">
            <text:p>1.16619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1.07703" calcext:value-type="float">
            <text:p>1.07703</text:p>
          </table:table-cell>
          <table:table-cell office:value-type="float" office:value="1.04403" calcext:value-type="float">
            <text:p>1.04403</text:p>
          </table:table-cell>
          <table:table-cell office:value-type="float" office:value="1.0198" calcext:value-type="float">
            <text:p>1.0198</text:p>
          </table:table-cell>
          <table:table-cell office:value-type="float" office:value="1.00499" calcext:value-type="float">
            <text:p>1.00499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1.00499" calcext:value-type="float">
            <text:p>1.00499</text:p>
          </table:table-cell>
          <table:table-cell office:value-type="float" office:value="1.0198" calcext:value-type="float">
            <text:p>1.0198</text:p>
          </table:table-cell>
          <table:table-cell office:value-type="float" office:value="1.04403" calcext:value-type="float">
            <text:p>1.04403</text:p>
          </table:table-cell>
          <table:table-cell office:value-type="float" office:value="1.07703" calcext:value-type="float">
            <text:p>1.07703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1.16619" calcext:value-type="float">
            <text:p>1.16619</text:p>
          </table:table-cell>
          <table:table-cell office:value-type="float" office:value="1.22066" calcext:value-type="float">
            <text:p>1.22066</text:p>
          </table:table-cell>
          <table:table-cell office:value-type="float" office:value="1.28062" calcext:value-type="float">
            <text:p>1.28062</text:p>
          </table:table-cell>
          <table:table-cell office:value-type="float" office:value="1.34536" calcext:value-type="float">
            <text:p>1.34536</text:p>
          </table:table-cell>
          <table:table-cell office:value-type="float" office:value="1.41421" calcext:value-type="float">
            <text:p>1.41421</text:p>
          </table:table-cell>
        </table:table-row>
        <table:table-row table:style-name="ro1">
          <table:table-cell office:value-type="float" office:value="1.34536" calcext:value-type="float">
            <text:p>1.34536</text:p>
          </table:table-cell>
          <table:table-cell office:value-type="float" office:value="1.27279" calcext:value-type="float">
            <text:p>1.27279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14018" calcext:value-type="float">
            <text:p>1.14018</text:p>
          </table:table-cell>
          <table:table-cell office:value-type="float" office:value="1.08167" calcext:value-type="float">
            <text:p>1.08167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0.984886" calcext:value-type="float">
            <text:p>0.984886</text:p>
          </table:table-cell>
          <table:table-cell office:value-type="float" office:value="0.948683" calcext:value-type="float">
            <text:p>0.948683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0.905539" calcext:value-type="float">
            <text:p>0.905539</text:p>
          </table:table-cell>
          <table:table-cell table:number-columns-repeated="21" office:value-type="float" office:value="0.9" calcext:value-type="float">
            <text:p>0.9</text:p>
          </table:table-cell>
          <table:table-cell office:value-type="float" office:value="0.905539" calcext:value-type="float">
            <text:p>0.905539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0.948683" calcext:value-type="float">
            <text:p>0.948683</text:p>
          </table:table-cell>
          <table:table-cell office:value-type="float" office:value="0.984886" calcext:value-type="float">
            <text:p>0.984886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1.08167" calcext:value-type="float">
            <text:p>1.08167</text:p>
          </table:table-cell>
          <table:table-cell office:value-type="float" office:value="1.14018" calcext:value-type="float">
            <text:p>1.14018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27279" calcext:value-type="float">
            <text:p>1.27279</text:p>
          </table:table-cell>
          <table:table-cell office:value-type="float" office:value="1.34536" calcext:value-type="float">
            <text:p>1.34536</text:p>
          </table:table-cell>
        </table:table-row>
        <table:table-row table:style-name="ro1">
          <table:table-cell office:value-type="float" office:value="1.28062" calcext:value-type="float">
            <text:p>1.28062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13137" calcext:value-type="float">
            <text:p>1.13137</text:p>
          </table:table-cell>
          <table:table-cell office:value-type="float" office:value="1.06301" calcext:value-type="float">
            <text:p>1.06301</text:p>
          </table:table-cell>
          <table:table-cell office:value-type="float" office:value="1" calcext:value-type="float">
            <text:p>1</text:p>
          </table:table-cell>
          <table:table-cell office:value-type="float" office:value="0.943398" calcext:value-type="float">
            <text:p>0.943398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24621" calcext:value-type="float">
            <text:p>0.824621</text:p>
          </table:table-cell>
          <table:table-cell office:value-type="float" office:value="0.806226" calcext:value-type="float">
            <text:p>0.806226</text:p>
          </table:table-cell>
          <table:table-cell table:number-columns-repeated="21" office:value-type="float" office:value="0.8" calcext:value-type="float">
            <text:p>0.8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824621" calcext:value-type="float">
            <text:p>0.824621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.943398" calcext:value-type="float">
            <text:p>0.943398</text:p>
          </table:table-cell>
          <table:table-cell office:value-type="float" office:value="1" calcext:value-type="float">
            <text:p>1</text:p>
          </table:table-cell>
          <table:table-cell office:value-type="float" office:value="1.06301" calcext:value-type="float">
            <text:p>1.06301</text:p>
          </table:table-cell>
          <table:table-cell office:value-type="float" office:value="1.13137" calcext:value-type="float">
            <text:p>1.13137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28062" calcext:value-type="float">
            <text:p>1.28062</text:p>
          </table:table-cell>
        </table:table-row>
        <table:table-row table:style-name="ro1">
          <table:table-cell office:value-type="float" office:value="1.22066" calcext:value-type="float">
            <text:p>1.22066</text:p>
          </table:table-cell>
          <table:table-cell office:value-type="float" office:value="1.14018" calcext:value-type="float">
            <text:p>1.14018</text:p>
          </table:table-cell>
          <table:table-cell office:value-type="float" office:value="1.06301" calcext:value-type="float">
            <text:p>1.06301</text:p>
          </table:table-cell>
          <table:table-cell office:value-type="float" office:value="0.989949" calcext:value-type="float">
            <text:p>0.989949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0.860233" calcext:value-type="float">
            <text:p>0.860233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761577" calcext:value-type="float">
            <text:p>0.761577</text:p>
          </table:table-cell>
          <table:table-cell office:value-type="float" office:value="0.728011" calcext:value-type="float">
            <text:p>0.728011</text:p>
          </table:table-cell>
          <table:table-cell office:value-type="float" office:value="0.707107" calcext:value-type="float">
            <text:p>0.707107</text:p>
          </table:table-cell>
          <table:table-cell table:number-columns-repeated="21" office:value-type="float" office:value="0.7" calcext:value-type="float">
            <text:p>0.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728011" calcext:value-type="float">
            <text:p>0.728011</text:p>
          </table:table-cell>
          <table:table-cell office:value-type="float" office:value="0.761577" calcext:value-type="float">
            <text:p>0.761577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860233" calcext:value-type="float">
            <text:p>0.860233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0.989949" calcext:value-type="float">
            <text:p>0.989949</text:p>
          </table:table-cell>
          <table:table-cell office:value-type="float" office:value="1.06301" calcext:value-type="float">
            <text:p>1.06301</text:p>
          </table:table-cell>
          <table:table-cell office:value-type="float" office:value="1.14018" calcext:value-type="float">
            <text:p>1.14018</text:p>
          </table:table-cell>
          <table:table-cell office:value-type="float" office:value="1.22066" calcext:value-type="float">
            <text:p>1.22066</text:p>
          </table:table-cell>
        </table:table-row>
        <table:table-row table:style-name="ro1">
          <table:table-cell office:value-type="float" office:value="1.16619" calcext:value-type="float">
            <text:p>1.16619</text:p>
          </table:table-cell>
          <table:table-cell office:value-type="float" office:value="1.08167" calcext:value-type="float">
            <text:p>1.08167</text:p>
          </table:table-cell>
          <table:table-cell office:value-type="float" office:value="1" calcext:value-type="float">
            <text:p>1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0.848528" calcext:value-type="float">
            <text:p>0.848528</text:p>
          </table:table-cell>
          <table:table-cell office:value-type="float" office:value="0.781025" calcext:value-type="float">
            <text:p>0.781025</text:p>
          </table:table-cell>
          <table:table-cell office:value-type="float" office:value="0.72111" calcext:value-type="float">
            <text:p>0.72111</text:p>
          </table:table-cell>
          <table:table-cell office:value-type="float" office:value="0.67082" calcext:value-type="float">
            <text:p>0.67082</text:p>
          </table:table-cell>
          <table:table-cell office:value-type="float" office:value="0.632456" calcext:value-type="float">
            <text:p>0.632456</text:p>
          </table:table-cell>
          <table:table-cell office:value-type="float" office:value="0.608276" calcext:value-type="float">
            <text:p>0.608276</text:p>
          </table:table-cell>
          <table:table-cell table:number-columns-repeated="21" office:value-type="float" office:value="0.6" calcext:value-type="float">
            <text:p>0.6</text:p>
          </table:table-cell>
          <table:table-cell office:value-type="float" office:value="0.608276" calcext:value-type="float">
            <text:p>0.608276</text:p>
          </table:table-cell>
          <table:table-cell office:value-type="float" office:value="0.632456" calcext:value-type="float">
            <text:p>0.632456</text:p>
          </table:table-cell>
          <table:table-cell office:value-type="float" office:value="0.67082" calcext:value-type="float">
            <text:p>0.67082</text:p>
          </table:table-cell>
          <table:table-cell office:value-type="float" office:value="0.72111" calcext:value-type="float">
            <text:p>0.72111</text:p>
          </table:table-cell>
          <table:table-cell office:value-type="float" office:value="0.781025" calcext:value-type="float">
            <text:p>0.781025</text:p>
          </table:table-cell>
          <table:table-cell office:value-type="float" office:value="0.848528" calcext:value-type="float">
            <text:p>0.848528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1" calcext:value-type="float">
            <text:p>1</text:p>
          </table:table-cell>
          <table:table-cell office:value-type="float" office:value="1.08167" calcext:value-type="float">
            <text:p>1.08167</text:p>
          </table:table-cell>
          <table:table-cell office:value-type="float" office:value="1.16619" calcext:value-type="float">
            <text:p>1.16619</text:p>
          </table:table-cell>
        </table:table-row>
        <table:table-row table:style-name="ro1">
          <table:table-cell office:value-type="float" office:value="1.11803" calcext:value-type="float">
            <text:p>1.11803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0.943398" calcext:value-type="float">
            <text:p>0.943398</text:p>
          </table:table-cell>
          <table:table-cell office:value-type="float" office:value="0.860233" calcext:value-type="float">
            <text:p>0.860233</text:p>
          </table:table-cell>
          <table:table-cell office:value-type="float" office:value="0.781025" calcext:value-type="float">
            <text:p>0.781025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640312" calcext:value-type="float">
            <text:p>0.640312</text:p>
          </table:table-cell>
          <table:table-cell office:value-type="float" office:value="0.583095" calcext:value-type="float">
            <text:p>0.583095</text:p>
          </table:table-cell>
          <table:table-cell office:value-type="float" office:value="0.538516" calcext:value-type="float">
            <text:p>0.538516</text:p>
          </table:table-cell>
          <table:table-cell office:value-type="float" office:value="0.509902" calcext:value-type="float">
            <text:p>0.509902</text:p>
          </table:table-cell>
          <table:table-cell table:number-columns-repeated="21" office:value-type="float" office:value="0.5" calcext:value-type="float">
            <text:p>0.5</text:p>
          </table:table-cell>
          <table:table-cell office:value-type="float" office:value="0.509902" calcext:value-type="float">
            <text:p>0.509902</text:p>
          </table:table-cell>
          <table:table-cell office:value-type="float" office:value="0.538516" calcext:value-type="float">
            <text:p>0.538516</text:p>
          </table:table-cell>
          <table:table-cell office:value-type="float" office:value="0.583095" calcext:value-type="float">
            <text:p>0.583095</text:p>
          </table:table-cell>
          <table:table-cell office:value-type="float" office:value="0.640312" calcext:value-type="float">
            <text:p>0.640312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781025" calcext:value-type="float">
            <text:p>0.781025</text:p>
          </table:table-cell>
          <table:table-cell office:value-type="float" office:value="0.860233" calcext:value-type="float">
            <text:p>0.860233</text:p>
          </table:table-cell>
          <table:table-cell office:value-type="float" office:value="0.943398" calcext:value-type="float">
            <text:p>0.943398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1.11803" calcext:value-type="float">
            <text:p>1.11803</text:p>
          </table:table-cell>
        </table:table-row>
        <table:table-row table:style-name="ro1">
          <table:table-cell office:value-type="float" office:value="1.07703" calcext:value-type="float">
            <text:p>1.07703</text:p>
          </table:table-cell>
          <table:table-cell office:value-type="float" office:value="0.984886" calcext:value-type="float">
            <text:p>0.984886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72111" calcext:value-type="float">
            <text:p>0.72111</text:p>
          </table:table-cell>
          <table:table-cell office:value-type="float" office:value="0.640312" calcext:value-type="float">
            <text:p>0.640312</text:p>
          </table:table-cell>
          <table:table-cell office:value-type="float" office:value="0.565685" calcext:value-type="float">
            <text:p>0.565685</text:p>
          </table:table-cell>
          <table:table-cell office:value-type="float" office:value="0.5" calcext:value-type="float">
            <text:p>0.5</text:p>
          </table:table-cell>
          <table:table-cell office:value-type="float" office:value="0.447214" calcext:value-type="float">
            <text:p>0.447214</text:p>
          </table:table-cell>
          <table:table-cell office:value-type="float" office:value="0.412311" calcext:value-type="float">
            <text:p>0.412311</text:p>
          </table:table-cell>
          <table:table-cell table:number-columns-repeated="21" office:value-type="float" office:value="0.4" calcext:value-type="float">
            <text:p>0.4</text:p>
          </table:table-cell>
          <table:table-cell office:value-type="float" office:value="0.412311" calcext:value-type="float">
            <text:p>0.412311</text:p>
          </table:table-cell>
          <table:table-cell office:value-type="float" office:value="0.447214" calcext:value-type="float">
            <text:p>0.447214</text:p>
          </table:table-cell>
          <table:table-cell office:value-type="float" office:value="0.5" calcext:value-type="float">
            <text:p>0.5</text:p>
          </table:table-cell>
          <table:table-cell office:value-type="float" office:value="0.565685" calcext:value-type="float">
            <text:p>0.565685</text:p>
          </table:table-cell>
          <table:table-cell office:value-type="float" office:value="0.640312" calcext:value-type="float">
            <text:p>0.640312</text:p>
          </table:table-cell>
          <table:table-cell office:value-type="float" office:value="0.72111" calcext:value-type="float">
            <text:p>0.72111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.984886" calcext:value-type="float">
            <text:p>0.984886</text:p>
          </table:table-cell>
          <table:table-cell office:value-type="float" office:value="1.07703" calcext:value-type="float">
            <text:p>1.07703</text:p>
          </table:table-cell>
        </table:table-row>
        <table:table-row table:style-name="ro1">
          <table:table-cell office:value-type="float" office:value="1.04403" calcext:value-type="float">
            <text:p>1.04403</text:p>
          </table:table-cell>
          <table:table-cell office:value-type="float" office:value="0.948683" calcext:value-type="float">
            <text:p>0.948683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761577" calcext:value-type="float">
            <text:p>0.761577</text:p>
          </table:table-cell>
          <table:table-cell office:value-type="float" office:value="0.67082" calcext:value-type="float">
            <text:p>0.67082</text:p>
          </table:table-cell>
          <table:table-cell office:value-type="float" office:value="0.583095" calcext:value-type="float">
            <text:p>0.583095</text:p>
          </table:table-cell>
          <table:table-cell office:value-type="float" office:value="0.5" calcext:value-type="float">
            <text:p>0.5</text:p>
          </table:table-cell>
          <table:table-cell office:value-type="float" office:value="0.424264" calcext:value-type="float">
            <text:p>0.424264</text:p>
          </table:table-cell>
          <table:table-cell office:value-type="float" office:value="0.360555" calcext:value-type="float">
            <text:p>0.360555</text:p>
          </table:table-cell>
          <table:table-cell office:value-type="float" office:value="0.316228" calcext:value-type="float">
            <text:p>0.316228</text:p>
          </table:table-cell>
          <table:table-cell table:number-columns-repeated="21" office:value-type="float" office:value="0.3" calcext:value-type="float">
            <text:p>0.3</text:p>
          </table:table-cell>
          <table:table-cell office:value-type="float" office:value="0.316228" calcext:value-type="float">
            <text:p>0.316228</text:p>
          </table:table-cell>
          <table:table-cell office:value-type="float" office:value="0.360555" calcext:value-type="float">
            <text:p>0.360555</text:p>
          </table:table-cell>
          <table:table-cell office:value-type="float" office:value="0.424264" calcext:value-type="float">
            <text:p>0.424264</text:p>
          </table:table-cell>
          <table:table-cell office:value-type="float" office:value="0.5" calcext:value-type="float">
            <text:p>0.5</text:p>
          </table:table-cell>
          <table:table-cell office:value-type="float" office:value="0.583095" calcext:value-type="float">
            <text:p>0.583095</text:p>
          </table:table-cell>
          <table:table-cell office:value-type="float" office:value="0.67082" calcext:value-type="float">
            <text:p>0.67082</text:p>
          </table:table-cell>
          <table:table-cell office:value-type="float" office:value="0.761577" calcext:value-type="float">
            <text:p>0.761577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948683" calcext:value-type="float">
            <text:p>0.948683</text:p>
          </table:table-cell>
          <table:table-cell office:value-type="float" office:value="1.04403" calcext:value-type="float">
            <text:p>1.04403</text:p>
          </table:table-cell>
        </table:table-row>
        <table:table-row table:style-name="ro1">
          <table:table-cell office:value-type="float" office:value="1.0198" calcext:value-type="float">
            <text:p>1.0198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0.824621" calcext:value-type="float">
            <text:p>0.824621</text:p>
          </table:table-cell>
          <table:table-cell office:value-type="float" office:value="0.728011" calcext:value-type="float">
            <text:p>0.728011</text:p>
          </table:table-cell>
          <table:table-cell office:value-type="float" office:value="0.632456" calcext:value-type="float">
            <text:p>0.632456</text:p>
          </table:table-cell>
          <table:table-cell office:value-type="float" office:value="0.538516" calcext:value-type="float">
            <text:p>0.538516</text:p>
          </table:table-cell>
          <table:table-cell office:value-type="float" office:value="0.447214" calcext:value-type="float">
            <text:p>0.447214</text:p>
          </table:table-cell>
          <table:table-cell office:value-type="float" office:value="0.360555" calcext:value-type="float">
            <text:p>0.360555</text:p>
          </table:table-cell>
          <table:table-cell office:value-type="float" office:value="0.282843" calcext:value-type="float">
            <text:p>0.282843</text:p>
          </table:table-cell>
          <table:table-cell office:value-type="float" office:value="0.223607" calcext:value-type="float">
            <text:p>0.223607</text:p>
          </table:table-cell>
          <table:table-cell table:number-columns-repeated="21" office:value-type="float" office:value="0.2" calcext:value-type="float">
            <text:p>0.2</text:p>
          </table:table-cell>
          <table:table-cell office:value-type="float" office:value="0.223607" calcext:value-type="float">
            <text:p>0.223607</text:p>
          </table:table-cell>
          <table:table-cell office:value-type="float" office:value="0.282843" calcext:value-type="float">
            <text:p>0.282843</text:p>
          </table:table-cell>
          <table:table-cell office:value-type="float" office:value="0.360555" calcext:value-type="float">
            <text:p>0.360555</text:p>
          </table:table-cell>
          <table:table-cell office:value-type="float" office:value="0.447214" calcext:value-type="float">
            <text:p>0.447214</text:p>
          </table:table-cell>
          <table:table-cell office:value-type="float" office:value="0.538516" calcext:value-type="float">
            <text:p>0.538516</text:p>
          </table:table-cell>
          <table:table-cell office:value-type="float" office:value="0.632456" calcext:value-type="float">
            <text:p>0.632456</text:p>
          </table:table-cell>
          <table:table-cell office:value-type="float" office:value="0.728011" calcext:value-type="float">
            <text:p>0.728011</text:p>
          </table:table-cell>
          <table:table-cell office:value-type="float" office:value="0.824621" calcext:value-type="float">
            <text:p>0.824621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1.0198" calcext:value-type="float">
            <text:p>1.0198</text:p>
          </table:table-cell>
        </table:table-row>
        <table:table-row table:style-name="ro1">
          <table:table-cell office:value-type="float" office:value="1.00499" calcext:value-type="float">
            <text:p>1.00499</text:p>
          </table:table-cell>
          <table:table-cell office:value-type="float" office:value="0.905539" calcext:value-type="float">
            <text:p>0.905539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608276" calcext:value-type="float">
            <text:p>0.608276</text:p>
          </table:table-cell>
          <table:table-cell office:value-type="float" office:value="0.509902" calcext:value-type="float">
            <text:p>0.509902</text:p>
          </table:table-cell>
          <table:table-cell office:value-type="float" office:value="0.412311" calcext:value-type="float">
            <text:p>0.412311</text:p>
          </table:table-cell>
          <table:table-cell office:value-type="float" office:value="0.316228" calcext:value-type="float">
            <text:p>0.316228</text:p>
          </table:table-cell>
          <table:table-cell office:value-type="float" office:value="0.223607" calcext:value-type="float">
            <text:p>0.223607</text:p>
          </table:table-cell>
          <table:table-cell office:value-type="float" office:value="0.141421" calcext:value-type="float">
            <text:p>0.141421</text:p>
          </table:table-cell>
          <table:table-cell table:number-columns-repeated="21" office:value-type="float" office:value="0.1" calcext:value-type="float">
            <text:p>0.1</text:p>
          </table:table-cell>
          <table:table-cell office:value-type="float" office:value="0.141421" calcext:value-type="float">
            <text:p>0.141421</text:p>
          </table:table-cell>
          <table:table-cell office:value-type="float" office:value="0.223607" calcext:value-type="float">
            <text:p>0.223607</text:p>
          </table:table-cell>
          <table:table-cell office:value-type="float" office:value="0.316228" calcext:value-type="float">
            <text:p>0.316228</text:p>
          </table:table-cell>
          <table:table-cell office:value-type="float" office:value="0.412311" calcext:value-type="float">
            <text:p>0.412311</text:p>
          </table:table-cell>
          <table:table-cell office:value-type="float" office:value="0.509902" calcext:value-type="float">
            <text:p>0.509902</text:p>
          </table:table-cell>
          <table:table-cell office:value-type="float" office:value="0.608276" calcext:value-type="float">
            <text:p>0.608276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905539" calcext:value-type="float">
            <text:p>0.905539</text:p>
          </table:table-cell>
          <table:table-cell office:value-type="float" office:value="1.00499" calcext:value-type="float">
            <text:p>1.00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17"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table:number-columns-repeated="15"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table:number-columns-repeated="13"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11"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table:number-columns-repeated="13"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table:number-columns-repeated="15"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17"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0499" calcext:value-type="float">
            <text:p>1.00499</text:p>
          </table:table-cell>
          <table:table-cell office:value-type="float" office:value="0.905539" calcext:value-type="float">
            <text:p>0.905539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608276" calcext:value-type="float">
            <text:p>0.608276</text:p>
          </table:table-cell>
          <table:table-cell office:value-type="float" office:value="0.509902" calcext:value-type="float">
            <text:p>0.509902</text:p>
          </table:table-cell>
          <table:table-cell office:value-type="float" office:value="0.412311" calcext:value-type="float">
            <text:p>0.412311</text:p>
          </table:table-cell>
          <table:table-cell office:value-type="float" office:value="0.316228" calcext:value-type="float">
            <text:p>0.316228</text:p>
          </table:table-cell>
          <table:table-cell office:value-type="float" office:value="0.223607" calcext:value-type="float">
            <text:p>0.223607</text:p>
          </table:table-cell>
          <table:table-cell office:value-type="float" office:value="0.141421" calcext:value-type="float">
            <text:p>0.141421</text:p>
          </table:table-cell>
          <table:table-cell table:number-columns-repeated="21" office:value-type="float" office:value="0.1" calcext:value-type="float">
            <text:p>0.1</text:p>
          </table:table-cell>
          <table:table-cell office:value-type="float" office:value="0.141421" calcext:value-type="float">
            <text:p>0.141421</text:p>
          </table:table-cell>
          <table:table-cell office:value-type="float" office:value="0.223607" calcext:value-type="float">
            <text:p>0.223607</text:p>
          </table:table-cell>
          <table:table-cell office:value-type="float" office:value="0.316228" calcext:value-type="float">
            <text:p>0.316228</text:p>
          </table:table-cell>
          <table:table-cell office:value-type="float" office:value="0.412311" calcext:value-type="float">
            <text:p>0.412311</text:p>
          </table:table-cell>
          <table:table-cell office:value-type="float" office:value="0.509902" calcext:value-type="float">
            <text:p>0.509902</text:p>
          </table:table-cell>
          <table:table-cell office:value-type="float" office:value="0.608276" calcext:value-type="float">
            <text:p>0.608276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905539" calcext:value-type="float">
            <text:p>0.905539</text:p>
          </table:table-cell>
          <table:table-cell office:value-type="float" office:value="1.00499" calcext:value-type="float">
            <text:p>1.00499</text:p>
          </table:table-cell>
        </table:table-row>
        <table:table-row table:style-name="ro1">
          <table:table-cell office:value-type="float" office:value="1.0198" calcext:value-type="float">
            <text:p>1.0198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0.824621" calcext:value-type="float">
            <text:p>0.824621</text:p>
          </table:table-cell>
          <table:table-cell office:value-type="float" office:value="0.728011" calcext:value-type="float">
            <text:p>0.728011</text:p>
          </table:table-cell>
          <table:table-cell office:value-type="float" office:value="0.632456" calcext:value-type="float">
            <text:p>0.632456</text:p>
          </table:table-cell>
          <table:table-cell office:value-type="float" office:value="0.538516" calcext:value-type="float">
            <text:p>0.538516</text:p>
          </table:table-cell>
          <table:table-cell office:value-type="float" office:value="0.447214" calcext:value-type="float">
            <text:p>0.447214</text:p>
          </table:table-cell>
          <table:table-cell office:value-type="float" office:value="0.360555" calcext:value-type="float">
            <text:p>0.360555</text:p>
          </table:table-cell>
          <table:table-cell office:value-type="float" office:value="0.282843" calcext:value-type="float">
            <text:p>0.282843</text:p>
          </table:table-cell>
          <table:table-cell office:value-type="float" office:value="0.223607" calcext:value-type="float">
            <text:p>0.223607</text:p>
          </table:table-cell>
          <table:table-cell table:number-columns-repeated="21" office:value-type="float" office:value="0.2" calcext:value-type="float">
            <text:p>0.2</text:p>
          </table:table-cell>
          <table:table-cell office:value-type="float" office:value="0.223607" calcext:value-type="float">
            <text:p>0.223607</text:p>
          </table:table-cell>
          <table:table-cell office:value-type="float" office:value="0.282843" calcext:value-type="float">
            <text:p>0.282843</text:p>
          </table:table-cell>
          <table:table-cell office:value-type="float" office:value="0.360555" calcext:value-type="float">
            <text:p>0.360555</text:p>
          </table:table-cell>
          <table:table-cell office:value-type="float" office:value="0.447214" calcext:value-type="float">
            <text:p>0.447214</text:p>
          </table:table-cell>
          <table:table-cell office:value-type="float" office:value="0.538516" calcext:value-type="float">
            <text:p>0.538516</text:p>
          </table:table-cell>
          <table:table-cell office:value-type="float" office:value="0.632456" calcext:value-type="float">
            <text:p>0.632456</text:p>
          </table:table-cell>
          <table:table-cell office:value-type="float" office:value="0.728011" calcext:value-type="float">
            <text:p>0.728011</text:p>
          </table:table-cell>
          <table:table-cell office:value-type="float" office:value="0.824621" calcext:value-type="float">
            <text:p>0.824621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1.0198" calcext:value-type="float">
            <text:p>1.0198</text:p>
          </table:table-cell>
        </table:table-row>
        <table:table-row table:style-name="ro1">
          <table:table-cell office:value-type="float" office:value="1.04403" calcext:value-type="float">
            <text:p>1.04403</text:p>
          </table:table-cell>
          <table:table-cell office:value-type="float" office:value="0.948683" calcext:value-type="float">
            <text:p>0.948683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761577" calcext:value-type="float">
            <text:p>0.761577</text:p>
          </table:table-cell>
          <table:table-cell office:value-type="float" office:value="0.67082" calcext:value-type="float">
            <text:p>0.67082</text:p>
          </table:table-cell>
          <table:table-cell office:value-type="float" office:value="0.583095" calcext:value-type="float">
            <text:p>0.583095</text:p>
          </table:table-cell>
          <table:table-cell office:value-type="float" office:value="0.5" calcext:value-type="float">
            <text:p>0.5</text:p>
          </table:table-cell>
          <table:table-cell office:value-type="float" office:value="0.424264" calcext:value-type="float">
            <text:p>0.424264</text:p>
          </table:table-cell>
          <table:table-cell office:value-type="float" office:value="0.360555" calcext:value-type="float">
            <text:p>0.360555</text:p>
          </table:table-cell>
          <table:table-cell office:value-type="float" office:value="0.316228" calcext:value-type="float">
            <text:p>0.316228</text:p>
          </table:table-cell>
          <table:table-cell table:number-columns-repeated="21" office:value-type="float" office:value="0.3" calcext:value-type="float">
            <text:p>0.3</text:p>
          </table:table-cell>
          <table:table-cell office:value-type="float" office:value="0.316228" calcext:value-type="float">
            <text:p>0.316228</text:p>
          </table:table-cell>
          <table:table-cell office:value-type="float" office:value="0.360555" calcext:value-type="float">
            <text:p>0.360555</text:p>
          </table:table-cell>
          <table:table-cell office:value-type="float" office:value="0.424264" calcext:value-type="float">
            <text:p>0.424264</text:p>
          </table:table-cell>
          <table:table-cell office:value-type="float" office:value="0.5" calcext:value-type="float">
            <text:p>0.5</text:p>
          </table:table-cell>
          <table:table-cell office:value-type="float" office:value="0.583095" calcext:value-type="float">
            <text:p>0.583095</text:p>
          </table:table-cell>
          <table:table-cell office:value-type="float" office:value="0.67082" calcext:value-type="float">
            <text:p>0.67082</text:p>
          </table:table-cell>
          <table:table-cell office:value-type="float" office:value="0.761577" calcext:value-type="float">
            <text:p>0.761577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948683" calcext:value-type="float">
            <text:p>0.948683</text:p>
          </table:table-cell>
          <table:table-cell office:value-type="float" office:value="1.04403" calcext:value-type="float">
            <text:p>1.04403</text:p>
          </table:table-cell>
        </table:table-row>
        <table:table-row table:style-name="ro1">
          <table:table-cell office:value-type="float" office:value="1.07703" calcext:value-type="float">
            <text:p>1.07703</text:p>
          </table:table-cell>
          <table:table-cell office:value-type="float" office:value="0.984886" calcext:value-type="float">
            <text:p>0.984886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72111" calcext:value-type="float">
            <text:p>0.72111</text:p>
          </table:table-cell>
          <table:table-cell office:value-type="float" office:value="0.640312" calcext:value-type="float">
            <text:p>0.640312</text:p>
          </table:table-cell>
          <table:table-cell office:value-type="float" office:value="0.565685" calcext:value-type="float">
            <text:p>0.565685</text:p>
          </table:table-cell>
          <table:table-cell office:value-type="float" office:value="0.5" calcext:value-type="float">
            <text:p>0.5</text:p>
          </table:table-cell>
          <table:table-cell office:value-type="float" office:value="0.447214" calcext:value-type="float">
            <text:p>0.447214</text:p>
          </table:table-cell>
          <table:table-cell office:value-type="float" office:value="0.412311" calcext:value-type="float">
            <text:p>0.412311</text:p>
          </table:table-cell>
          <table:table-cell table:number-columns-repeated="21" office:value-type="float" office:value="0.4" calcext:value-type="float">
            <text:p>0.4</text:p>
          </table:table-cell>
          <table:table-cell office:value-type="float" office:value="0.412311" calcext:value-type="float">
            <text:p>0.412311</text:p>
          </table:table-cell>
          <table:table-cell office:value-type="float" office:value="0.447214" calcext:value-type="float">
            <text:p>0.447214</text:p>
          </table:table-cell>
          <table:table-cell office:value-type="float" office:value="0.5" calcext:value-type="float">
            <text:p>0.5</text:p>
          </table:table-cell>
          <table:table-cell office:value-type="float" office:value="0.565685" calcext:value-type="float">
            <text:p>0.565685</text:p>
          </table:table-cell>
          <table:table-cell office:value-type="float" office:value="0.640312" calcext:value-type="float">
            <text:p>0.640312</text:p>
          </table:table-cell>
          <table:table-cell office:value-type="float" office:value="0.72111" calcext:value-type="float">
            <text:p>0.72111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.984886" calcext:value-type="float">
            <text:p>0.984886</text:p>
          </table:table-cell>
          <table:table-cell office:value-type="float" office:value="1.07703" calcext:value-type="float">
            <text:p>1.07703</text:p>
          </table:table-cell>
        </table:table-row>
        <table:table-row table:style-name="ro1">
          <table:table-cell office:value-type="float" office:value="1.11803" calcext:value-type="float">
            <text:p>1.11803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0.943398" calcext:value-type="float">
            <text:p>0.943398</text:p>
          </table:table-cell>
          <table:table-cell office:value-type="float" office:value="0.860233" calcext:value-type="float">
            <text:p>0.860233</text:p>
          </table:table-cell>
          <table:table-cell office:value-type="float" office:value="0.781025" calcext:value-type="float">
            <text:p>0.781025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640312" calcext:value-type="float">
            <text:p>0.640312</text:p>
          </table:table-cell>
          <table:table-cell office:value-type="float" office:value="0.583095" calcext:value-type="float">
            <text:p>0.583095</text:p>
          </table:table-cell>
          <table:table-cell office:value-type="float" office:value="0.538516" calcext:value-type="float">
            <text:p>0.538516</text:p>
          </table:table-cell>
          <table:table-cell office:value-type="float" office:value="0.509902" calcext:value-type="float">
            <text:p>0.509902</text:p>
          </table:table-cell>
          <table:table-cell table:number-columns-repeated="21" office:value-type="float" office:value="0.5" calcext:value-type="float">
            <text:p>0.5</text:p>
          </table:table-cell>
          <table:table-cell office:value-type="float" office:value="0.509902" calcext:value-type="float">
            <text:p>0.509902</text:p>
          </table:table-cell>
          <table:table-cell office:value-type="float" office:value="0.538516" calcext:value-type="float">
            <text:p>0.538516</text:p>
          </table:table-cell>
          <table:table-cell office:value-type="float" office:value="0.583095" calcext:value-type="float">
            <text:p>0.583095</text:p>
          </table:table-cell>
          <table:table-cell office:value-type="float" office:value="0.640312" calcext:value-type="float">
            <text:p>0.640312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781025" calcext:value-type="float">
            <text:p>0.781025</text:p>
          </table:table-cell>
          <table:table-cell office:value-type="float" office:value="0.860233" calcext:value-type="float">
            <text:p>0.860233</text:p>
          </table:table-cell>
          <table:table-cell office:value-type="float" office:value="0.943398" calcext:value-type="float">
            <text:p>0.943398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1.11803" calcext:value-type="float">
            <text:p>1.11803</text:p>
          </table:table-cell>
        </table:table-row>
        <table:table-row table:style-name="ro1">
          <table:table-cell office:value-type="float" office:value="1.16619" calcext:value-type="float">
            <text:p>1.16619</text:p>
          </table:table-cell>
          <table:table-cell office:value-type="float" office:value="1.08167" calcext:value-type="float">
            <text:p>1.08167</text:p>
          </table:table-cell>
          <table:table-cell office:value-type="float" office:value="1" calcext:value-type="float">
            <text:p>1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0.848528" calcext:value-type="float">
            <text:p>0.848528</text:p>
          </table:table-cell>
          <table:table-cell office:value-type="float" office:value="0.781025" calcext:value-type="float">
            <text:p>0.781025</text:p>
          </table:table-cell>
          <table:table-cell office:value-type="float" office:value="0.72111" calcext:value-type="float">
            <text:p>0.72111</text:p>
          </table:table-cell>
          <table:table-cell office:value-type="float" office:value="0.67082" calcext:value-type="float">
            <text:p>0.67082</text:p>
          </table:table-cell>
          <table:table-cell office:value-type="float" office:value="0.632456" calcext:value-type="float">
            <text:p>0.632456</text:p>
          </table:table-cell>
          <table:table-cell office:value-type="float" office:value="0.608276" calcext:value-type="float">
            <text:p>0.608276</text:p>
          </table:table-cell>
          <table:table-cell table:number-columns-repeated="21" office:value-type="float" office:value="0.6" calcext:value-type="float">
            <text:p>0.6</text:p>
          </table:table-cell>
          <table:table-cell office:value-type="float" office:value="0.608276" calcext:value-type="float">
            <text:p>0.608276</text:p>
          </table:table-cell>
          <table:table-cell office:value-type="float" office:value="0.632456" calcext:value-type="float">
            <text:p>0.632456</text:p>
          </table:table-cell>
          <table:table-cell office:value-type="float" office:value="0.67082" calcext:value-type="float">
            <text:p>0.67082</text:p>
          </table:table-cell>
          <table:table-cell office:value-type="float" office:value="0.72111" calcext:value-type="float">
            <text:p>0.72111</text:p>
          </table:table-cell>
          <table:table-cell office:value-type="float" office:value="0.781025" calcext:value-type="float">
            <text:p>0.781025</text:p>
          </table:table-cell>
          <table:table-cell office:value-type="float" office:value="0.848528" calcext:value-type="float">
            <text:p>0.848528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1" calcext:value-type="float">
            <text:p>1</text:p>
          </table:table-cell>
          <table:table-cell office:value-type="float" office:value="1.08167" calcext:value-type="float">
            <text:p>1.08167</text:p>
          </table:table-cell>
          <table:table-cell office:value-type="float" office:value="1.16619" calcext:value-type="float">
            <text:p>1.16619</text:p>
          </table:table-cell>
        </table:table-row>
        <table:table-row table:style-name="ro1">
          <table:table-cell office:value-type="float" office:value="1.22066" calcext:value-type="float">
            <text:p>1.22066</text:p>
          </table:table-cell>
          <table:table-cell office:value-type="float" office:value="1.14018" calcext:value-type="float">
            <text:p>1.14018</text:p>
          </table:table-cell>
          <table:table-cell office:value-type="float" office:value="1.06301" calcext:value-type="float">
            <text:p>1.06301</text:p>
          </table:table-cell>
          <table:table-cell office:value-type="float" office:value="0.989949" calcext:value-type="float">
            <text:p>0.989949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0.860233" calcext:value-type="float">
            <text:p>0.860233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761577" calcext:value-type="float">
            <text:p>0.761577</text:p>
          </table:table-cell>
          <table:table-cell office:value-type="float" office:value="0.728011" calcext:value-type="float">
            <text:p>0.728011</text:p>
          </table:table-cell>
          <table:table-cell office:value-type="float" office:value="0.707107" calcext:value-type="float">
            <text:p>0.707107</text:p>
          </table:table-cell>
          <table:table-cell table:number-columns-repeated="21" office:value-type="float" office:value="0.7" calcext:value-type="float">
            <text:p>0.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728011" calcext:value-type="float">
            <text:p>0.728011</text:p>
          </table:table-cell>
          <table:table-cell office:value-type="float" office:value="0.761577" calcext:value-type="float">
            <text:p>0.761577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860233" calcext:value-type="float">
            <text:p>0.860233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0.989949" calcext:value-type="float">
            <text:p>0.989949</text:p>
          </table:table-cell>
          <table:table-cell office:value-type="float" office:value="1.06301" calcext:value-type="float">
            <text:p>1.06301</text:p>
          </table:table-cell>
          <table:table-cell office:value-type="float" office:value="1.14018" calcext:value-type="float">
            <text:p>1.14018</text:p>
          </table:table-cell>
          <table:table-cell office:value-type="float" office:value="1.22066" calcext:value-type="float">
            <text:p>1.22066</text:p>
          </table:table-cell>
        </table:table-row>
        <table:table-row table:style-name="ro1">
          <table:table-cell office:value-type="float" office:value="1.28062" calcext:value-type="float">
            <text:p>1.28062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13137" calcext:value-type="float">
            <text:p>1.13137</text:p>
          </table:table-cell>
          <table:table-cell office:value-type="float" office:value="1.06301" calcext:value-type="float">
            <text:p>1.06301</text:p>
          </table:table-cell>
          <table:table-cell office:value-type="float" office:value="1" calcext:value-type="float">
            <text:p>1</text:p>
          </table:table-cell>
          <table:table-cell office:value-type="float" office:value="0.943398" calcext:value-type="float">
            <text:p>0.943398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24621" calcext:value-type="float">
            <text:p>0.824621</text:p>
          </table:table-cell>
          <table:table-cell office:value-type="float" office:value="0.806226" calcext:value-type="float">
            <text:p>0.806226</text:p>
          </table:table-cell>
          <table:table-cell table:number-columns-repeated="21" office:value-type="float" office:value="0.8" calcext:value-type="float">
            <text:p>0.8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824621" calcext:value-type="float">
            <text:p>0.824621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.943398" calcext:value-type="float">
            <text:p>0.943398</text:p>
          </table:table-cell>
          <table:table-cell office:value-type="float" office:value="1" calcext:value-type="float">
            <text:p>1</text:p>
          </table:table-cell>
          <table:table-cell office:value-type="float" office:value="1.06301" calcext:value-type="float">
            <text:p>1.06301</text:p>
          </table:table-cell>
          <table:table-cell office:value-type="float" office:value="1.13137" calcext:value-type="float">
            <text:p>1.13137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28062" calcext:value-type="float">
            <text:p>1.28062</text:p>
          </table:table-cell>
        </table:table-row>
        <table:table-row table:style-name="ro1">
          <table:table-cell office:value-type="float" office:value="1.34536" calcext:value-type="float">
            <text:p>1.34536</text:p>
          </table:table-cell>
          <table:table-cell office:value-type="float" office:value="1.27279" calcext:value-type="float">
            <text:p>1.27279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14018" calcext:value-type="float">
            <text:p>1.14018</text:p>
          </table:table-cell>
          <table:table-cell office:value-type="float" office:value="1.08167" calcext:value-type="float">
            <text:p>1.08167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0.984886" calcext:value-type="float">
            <text:p>0.984886</text:p>
          </table:table-cell>
          <table:table-cell office:value-type="float" office:value="0.948683" calcext:value-type="float">
            <text:p>0.948683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0.905539" calcext:value-type="float">
            <text:p>0.905539</text:p>
          </table:table-cell>
          <table:table-cell table:number-columns-repeated="21" office:value-type="float" office:value="0.9" calcext:value-type="float">
            <text:p>0.9</text:p>
          </table:table-cell>
          <table:table-cell office:value-type="float" office:value="0.905539" calcext:value-type="float">
            <text:p>0.905539</text:p>
          </table:table-cell>
          <table:table-cell office:value-type="float" office:value="0.921954" calcext:value-type="float">
            <text:p>0.921954</text:p>
          </table:table-cell>
          <table:table-cell office:value-type="float" office:value="0.948683" calcext:value-type="float">
            <text:p>0.948683</text:p>
          </table:table-cell>
          <table:table-cell office:value-type="float" office:value="0.984886" calcext:value-type="float">
            <text:p>0.984886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1.08167" calcext:value-type="float">
            <text:p>1.08167</text:p>
          </table:table-cell>
          <table:table-cell office:value-type="float" office:value="1.14018" calcext:value-type="float">
            <text:p>1.14018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27279" calcext:value-type="float">
            <text:p>1.27279</text:p>
          </table:table-cell>
          <table:table-cell office:value-type="float" office:value="1.34536" calcext:value-type="float">
            <text:p>1.34536</text:p>
          </table:table-cell>
        </table:table-row>
        <table:table-row table:style-name="ro1">
          <table:table-cell office:value-type="float" office:value="1.41421" calcext:value-type="float">
            <text:p>1.41421</text:p>
          </table:table-cell>
          <table:table-cell office:value-type="float" office:value="1.34536" calcext:value-type="float">
            <text:p>1.34536</text:p>
          </table:table-cell>
          <table:table-cell office:value-type="float" office:value="1.28062" calcext:value-type="float">
            <text:p>1.28062</text:p>
          </table:table-cell>
          <table:table-cell office:value-type="float" office:value="1.22066" calcext:value-type="float">
            <text:p>1.22066</text:p>
          </table:table-cell>
          <table:table-cell office:value-type="float" office:value="1.16619" calcext:value-type="float">
            <text:p>1.16619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1.07703" calcext:value-type="float">
            <text:p>1.07703</text:p>
          </table:table-cell>
          <table:table-cell office:value-type="float" office:value="1.04403" calcext:value-type="float">
            <text:p>1.04403</text:p>
          </table:table-cell>
          <table:table-cell office:value-type="float" office:value="1.0198" calcext:value-type="float">
            <text:p>1.0198</text:p>
          </table:table-cell>
          <table:table-cell office:value-type="float" office:value="1.00499" calcext:value-type="float">
            <text:p>1.00499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1.00499" calcext:value-type="float">
            <text:p>1.00499</text:p>
          </table:table-cell>
          <table:table-cell office:value-type="float" office:value="1.0198" calcext:value-type="float">
            <text:p>1.0198</text:p>
          </table:table-cell>
          <table:table-cell office:value-type="float" office:value="1.04403" calcext:value-type="float">
            <text:p>1.04403</text:p>
          </table:table-cell>
          <table:table-cell office:value-type="float" office:value="1.07703" calcext:value-type="float">
            <text:p>1.07703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1.16619" calcext:value-type="float">
            <text:p>1.16619</text:p>
          </table:table-cell>
          <table:table-cell office:value-type="float" office:value="1.22066" calcext:value-type="float">
            <text:p>1.22066</text:p>
          </table:table-cell>
          <table:table-cell office:value-type="float" office:value="1.28062" calcext:value-type="float">
            <text:p>1.28062</text:p>
          </table:table-cell>
          <table:table-cell office:value-type="float" office:value="1.34536" calcext:value-type="float">
            <text:p>1.34536</text:p>
          </table:table-cell>
          <table:table-cell office:value-type="float" office:value="1.41421" calcext:value-type="float">
            <text:p>1.41421</text:p>
          </table:table-cell>
        </table:table-row>
        <table:table-row table:style-name="ro1">
          <table:table-cell office:value-type="float" office:value="1.48661" calcext:value-type="float">
            <text:p>1.48661</text:p>
          </table:table-cell>
          <table:table-cell office:value-type="float" office:value="1.42127" calcext:value-type="float">
            <text:p>1.42127</text:p>
          </table:table-cell>
          <table:table-cell office:value-type="float" office:value="1.36015" calcext:value-type="float">
            <text:p>1.36015</text:p>
          </table:table-cell>
          <table:table-cell office:value-type="float" office:value="1.30384" calcext:value-type="float">
            <text:p>1.30384</text:p>
          </table:table-cell>
          <table:table-cell office:value-type="float" office:value="1.253" calcext:value-type="float">
            <text:p>1.253</text:p>
          </table:table-cell>
          <table:table-cell office:value-type="float" office:value="1.2083" calcext:value-type="float">
            <text:p>1.2083</text:p>
          </table:table-cell>
          <table:table-cell office:value-type="float" office:value="1.17047" calcext:value-type="float">
            <text:p>1.17047</text:p>
          </table:table-cell>
          <table:table-cell office:value-type="float" office:value="1.14018" calcext:value-type="float">
            <text:p>1.14018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1.10454" calcext:value-type="float">
            <text:p>1.10454</text:p>
          </table:table-cell>
          <table:table-cell table:number-columns-repeated="21" office:value-type="float" office:value="1.1" calcext:value-type="float">
            <text:p>1.1</text:p>
          </table:table-cell>
          <table:table-cell office:value-type="float" office:value="1.10454" calcext:value-type="float">
            <text:p>1.10454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1.14018" calcext:value-type="float">
            <text:p>1.14018</text:p>
          </table:table-cell>
          <table:table-cell office:value-type="float" office:value="1.17047" calcext:value-type="float">
            <text:p>1.17047</text:p>
          </table:table-cell>
          <table:table-cell office:value-type="float" office:value="1.2083" calcext:value-type="float">
            <text:p>1.2083</text:p>
          </table:table-cell>
          <table:table-cell office:value-type="float" office:value="1.253" calcext:value-type="float">
            <text:p>1.253</text:p>
          </table:table-cell>
          <table:table-cell office:value-type="float" office:value="1.30384" calcext:value-type="float">
            <text:p>1.30384</text:p>
          </table:table-cell>
          <table:table-cell office:value-type="float" office:value="1.36015" calcext:value-type="float">
            <text:p>1.36015</text:p>
          </table:table-cell>
          <table:table-cell office:value-type="float" office:value="1.42127" calcext:value-type="float">
            <text:p>1.42127</text:p>
          </table:table-cell>
          <table:table-cell office:value-type="float" office:value="1.48661" calcext:value-type="float">
            <text:p>1.48661</text:p>
          </table:table-cell>
        </table:table-row>
        <table:table-row table:style-name="ro1">
          <table:table-cell office:value-type="float" office:value="1.56205" calcext:value-type="float">
            <text:p>1.56205</text:p>
          </table:table-cell>
          <table:table-cell office:value-type="float" office:value="1.5" calcext:value-type="float">
            <text:p>1.5</text:p>
          </table:table-cell>
          <table:table-cell office:value-type="float" office:value="1.44222" calcext:value-type="float">
            <text:p>1.44222</text:p>
          </table:table-cell>
          <table:table-cell office:value-type="float" office:value="1.38924" calcext:value-type="float">
            <text:p>1.38924</text:p>
          </table:table-cell>
          <table:table-cell office:value-type="float" office:value="1.34164" calcext:value-type="float">
            <text:p>1.34164</text:p>
          </table:table-cell>
          <table:table-cell office:value-type="float" office:value="1.3" calcext:value-type="float">
            <text:p>1.3</text:p>
          </table:table-cell>
          <table:table-cell office:value-type="float" office:value="1.26491" calcext:value-type="float">
            <text:p>1.26491</text:p>
          </table:table-cell>
          <table:table-cell office:value-type="float" office:value="1.23693" calcext:value-type="float">
            <text:p>1.23693</text:p>
          </table:table-cell>
          <table:table-cell office:value-type="float" office:value="1.21655" calcext:value-type="float">
            <text:p>1.21655</text:p>
          </table:table-cell>
          <table:table-cell office:value-type="float" office:value="1.20416" calcext:value-type="float">
            <text:p>1.20416</text:p>
          </table:table-cell>
          <table:table-cell table:number-columns-repeated="21" office:value-type="float" office:value="1.2" calcext:value-type="float">
            <text:p>1.2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21655" calcext:value-type="float">
            <text:p>1.21655</text:p>
          </table:table-cell>
          <table:table-cell office:value-type="float" office:value="1.23693" calcext:value-type="float">
            <text:p>1.23693</text:p>
          </table:table-cell>
          <table:table-cell office:value-type="float" office:value="1.26491" calcext:value-type="float">
            <text:p>1.26491</text:p>
          </table:table-cell>
          <table:table-cell office:value-type="float" office:value="1.3" calcext:value-type="float">
            <text:p>1.3</text:p>
          </table:table-cell>
          <table:table-cell office:value-type="float" office:value="1.34164" calcext:value-type="float">
            <text:p>1.34164</text:p>
          </table:table-cell>
          <table:table-cell office:value-type="float" office:value="1.38924" calcext:value-type="float">
            <text:p>1.38924</text:p>
          </table:table-cell>
          <table:table-cell office:value-type="float" office:value="1.44222" calcext:value-type="float">
            <text:p>1.44222</text:p>
          </table:table-cell>
          <table:table-cell office:value-type="float" office:value="1.5" calcext:value-type="float">
            <text:p>1.5</text:p>
          </table:table-cell>
          <table:table-cell office:value-type="float" office:value="1.56205" calcext:value-type="float">
            <text:p>1.56205</text:p>
          </table:table-cell>
        </table:table-row>
        <table:table-row table:style-name="ro1">
          <table:table-cell office:value-type="float" office:value="1.64012" calcext:value-type="float">
            <text:p>1.64012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1.52643" calcext:value-type="float">
            <text:p>1.52643</text:p>
          </table:table-cell>
          <table:table-cell office:value-type="float" office:value="1.47648" calcext:value-type="float">
            <text:p>1.47648</text:p>
          </table:table-cell>
          <table:table-cell office:value-type="float" office:value="1.43178" calcext:value-type="float">
            <text:p>1.43178</text:p>
          </table:table-cell>
          <table:table-cell office:value-type="float" office:value="1.39284" calcext:value-type="float">
            <text:p>1.39284</text:p>
          </table:table-cell>
          <table:table-cell office:value-type="float" office:value="1.36015" calcext:value-type="float">
            <text:p>1.36015</text:p>
          </table:table-cell>
          <table:table-cell office:value-type="float" office:value="1.33417" calcext:value-type="float">
            <text:p>1.33417</text:p>
          </table:table-cell>
          <table:table-cell office:value-type="float" office:value="1.31529" calcext:value-type="float">
            <text:p>1.31529</text:p>
          </table:table-cell>
          <table:table-cell office:value-type="float" office:value="1.30384" calcext:value-type="float">
            <text:p>1.30384</text:p>
          </table:table-cell>
          <table:table-cell table:number-columns-repeated="21" office:value-type="float" office:value="1.3" calcext:value-type="float">
            <text:p>1.3</text:p>
          </table:table-cell>
          <table:table-cell office:value-type="float" office:value="1.30384" calcext:value-type="float">
            <text:p>1.30384</text:p>
          </table:table-cell>
          <table:table-cell office:value-type="float" office:value="1.31529" calcext:value-type="float">
            <text:p>1.31529</text:p>
          </table:table-cell>
          <table:table-cell office:value-type="float" office:value="1.33417" calcext:value-type="float">
            <text:p>1.33417</text:p>
          </table:table-cell>
          <table:table-cell office:value-type="float" office:value="1.36015" calcext:value-type="float">
            <text:p>1.36015</text:p>
          </table:table-cell>
          <table:table-cell office:value-type="float" office:value="1.39284" calcext:value-type="float">
            <text:p>1.39284</text:p>
          </table:table-cell>
          <table:table-cell office:value-type="float" office:value="1.43178" calcext:value-type="float">
            <text:p>1.43178</text:p>
          </table:table-cell>
          <table:table-cell office:value-type="float" office:value="1.47648" calcext:value-type="float">
            <text:p>1.47648</text:p>
          </table:table-cell>
          <table:table-cell office:value-type="float" office:value="1.52643" calcext:value-type="float">
            <text:p>1.52643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1.64012" calcext:value-type="float">
            <text:p>1.64012</text:p>
          </table:table-cell>
        </table:table-row>
        <table:table-row table:style-name="ro1">
          <table:table-cell office:value-type="float" office:value="1.72047" calcext:value-type="float">
            <text:p>1.72047</text:p>
          </table:table-cell>
          <table:table-cell office:value-type="float" office:value="1.66433" calcext:value-type="float">
            <text:p>1.66433</text:p>
          </table:table-cell>
          <table:table-cell office:value-type="float" office:value="1.61245" calcext:value-type="float">
            <text:p>1.61245</text:p>
          </table:table-cell>
          <table:table-cell office:value-type="float" office:value="1.56525" calcext:value-type="float">
            <text:p>1.56525</text:p>
          </table:table-cell>
          <table:table-cell office:value-type="float" office:value="1.52315" calcext:value-type="float">
            <text:p>1.52315</text:p>
          </table:table-cell>
          <table:table-cell office:value-type="float" office:value="1.48661" calcext:value-type="float">
            <text:p>1.48661</text:p>
          </table:table-cell>
          <table:table-cell office:value-type="float" office:value="1.45602" calcext:value-type="float">
            <text:p>1.45602</text:p>
          </table:table-cell>
          <table:table-cell office:value-type="float" office:value="1.43178" calcext:value-type="float">
            <text:p>1.43178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1.40357" calcext:value-type="float">
            <text:p>1.40357</text:p>
          </table:table-cell>
          <table:table-cell table:number-columns-repeated="21" office:value-type="float" office:value="1.4" calcext:value-type="float">
            <text:p>1.4</text:p>
          </table:table-cell>
          <table:table-cell office:value-type="float" office:value="1.40357" calcext:value-type="float">
            <text:p>1.40357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1.43178" calcext:value-type="float">
            <text:p>1.43178</text:p>
          </table:table-cell>
          <table:table-cell office:value-type="float" office:value="1.45602" calcext:value-type="float">
            <text:p>1.45602</text:p>
          </table:table-cell>
          <table:table-cell office:value-type="float" office:value="1.48661" calcext:value-type="float">
            <text:p>1.48661</text:p>
          </table:table-cell>
          <table:table-cell office:value-type="float" office:value="1.52315" calcext:value-type="float">
            <text:p>1.52315</text:p>
          </table:table-cell>
          <table:table-cell office:value-type="float" office:value="1.56525" calcext:value-type="float">
            <text:p>1.56525</text:p>
          </table:table-cell>
          <table:table-cell office:value-type="float" office:value="1.61245" calcext:value-type="float">
            <text:p>1.61245</text:p>
          </table:table-cell>
          <table:table-cell office:value-type="float" office:value="1.66433" calcext:value-type="float">
            <text:p>1.66433</text:p>
          </table:table-cell>
          <table:table-cell office:value-type="float" office:value="1.72047" calcext:value-type="float">
            <text:p>1.72047</text:p>
          </table:table-cell>
        </table:table-row>
        <table:table-row table:style-name="ro1">
          <table:table-cell office:value-type="float" office:value="1.80278" calcext:value-type="float">
            <text:p>1.80278</text:p>
          </table:table-cell>
          <table:table-cell office:value-type="float" office:value="1.74929" calcext:value-type="float">
            <text:p>1.74929</text:p>
          </table:table-cell>
          <table:table-cell office:value-type="float" office:value="1.7" calcext:value-type="float">
            <text:p>1.7</text:p>
          </table:table-cell>
          <table:table-cell office:value-type="float" office:value="1.65529" calcext:value-type="float">
            <text:p>1.65529</text:p>
          </table:table-cell>
          <table:table-cell office:value-type="float" office:value="1.61555" calcext:value-type="float">
            <text:p>1.61555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1.55242" calcext:value-type="float">
            <text:p>1.55242</text:p>
          </table:table-cell>
          <table:table-cell office:value-type="float" office:value="1.52971" calcext:value-type="float">
            <text:p>1.52971</text:p>
          </table:table-cell>
          <table:table-cell office:value-type="float" office:value="1.51327" calcext:value-type="float">
            <text:p>1.51327</text:p>
          </table:table-cell>
          <table:table-cell office:value-type="float" office:value="1.50333" calcext:value-type="float">
            <text:p>1.50333</text:p>
          </table:table-cell>
          <table:table-cell table:number-columns-repeated="21" office:value-type="float" office:value="1.5" calcext:value-type="float">
            <text:p>1.5</text:p>
          </table:table-cell>
          <table:table-cell office:value-type="float" office:value="1.50333" calcext:value-type="float">
            <text:p>1.50333</text:p>
          </table:table-cell>
          <table:table-cell office:value-type="float" office:value="1.51327" calcext:value-type="float">
            <text:p>1.51327</text:p>
          </table:table-cell>
          <table:table-cell office:value-type="float" office:value="1.52971" calcext:value-type="float">
            <text:p>1.52971</text:p>
          </table:table-cell>
          <table:table-cell office:value-type="float" office:value="1.55242" calcext:value-type="float">
            <text:p>1.55242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1.61555" calcext:value-type="float">
            <text:p>1.61555</text:p>
          </table:table-cell>
          <table:table-cell office:value-type="float" office:value="1.65529" calcext:value-type="float">
            <text:p>1.65529</text:p>
          </table:table-cell>
          <table:table-cell office:value-type="float" office:value="1.7" calcext:value-type="float">
            <text:p>1.7</text:p>
          </table:table-cell>
          <table:table-cell office:value-type="float" office:value="1.74929" calcext:value-type="float">
            <text:p>1.74929</text:p>
          </table:table-cell>
          <table:table-cell office:value-type="float" office:value="1.80278" calcext:value-type="float">
            <text:p>1.80278</text:p>
          </table:table-cell>
        </table:table-row>
        <table:table-row table:style-name="ro1">
          <table:table-cell office:value-type="float" office:value="1.8868" calcext:value-type="float">
            <text:p>1.8868</text:p>
          </table:table-cell>
          <table:table-cell office:value-type="float" office:value="1.83576" calcext:value-type="float">
            <text:p>1.83576</text:p>
          </table:table-cell>
          <table:table-cell office:value-type="float" office:value="1.78885" calcext:value-type="float">
            <text:p>1.78885</text:p>
          </table:table-cell>
          <table:table-cell office:value-type="float" office:value="1.74642" calcext:value-type="float">
            <text:p>1.74642</text:p>
          </table:table-cell>
          <table:table-cell office:value-type="float" office:value="1.7088" calcext:value-type="float">
            <text:p>1.7088</text:p>
          </table:table-cell>
          <table:table-cell office:value-type="float" office:value="1.67631" calcext:value-type="float">
            <text:p>1.67631</text:p>
          </table:table-cell>
          <table:table-cell office:value-type="float" office:value="1.64924" calcext:value-type="float">
            <text:p>1.64924</text:p>
          </table:table-cell>
          <table:table-cell office:value-type="float" office:value="1.62788" calcext:value-type="float">
            <text:p>1.62788</text:p>
          </table:table-cell>
          <table:table-cell office:value-type="float" office:value="1.61245" calcext:value-type="float">
            <text:p>1.61245</text:p>
          </table:table-cell>
          <table:table-cell office:value-type="float" office:value="1.60312" calcext:value-type="float">
            <text:p>1.60312</text:p>
          </table:table-cell>
          <table:table-cell table:number-columns-repeated="21" office:value-type="float" office:value="1.6" calcext:value-type="float">
            <text:p>1.6</text:p>
          </table:table-cell>
          <table:table-cell office:value-type="float" office:value="1.60312" calcext:value-type="float">
            <text:p>1.60312</text:p>
          </table:table-cell>
          <table:table-cell office:value-type="float" office:value="1.61245" calcext:value-type="float">
            <text:p>1.61245</text:p>
          </table:table-cell>
          <table:table-cell office:value-type="float" office:value="1.62788" calcext:value-type="float">
            <text:p>1.62788</text:p>
          </table:table-cell>
          <table:table-cell office:value-type="float" office:value="1.64924" calcext:value-type="float">
            <text:p>1.64924</text:p>
          </table:table-cell>
          <table:table-cell office:value-type="float" office:value="1.67631" calcext:value-type="float">
            <text:p>1.67631</text:p>
          </table:table-cell>
          <table:table-cell office:value-type="float" office:value="1.7088" calcext:value-type="float">
            <text:p>1.7088</text:p>
          </table:table-cell>
          <table:table-cell office:value-type="float" office:value="1.74642" calcext:value-type="float">
            <text:p>1.74642</text:p>
          </table:table-cell>
          <table:table-cell office:value-type="float" office:value="1.78885" calcext:value-type="float">
            <text:p>1.78885</text:p>
          </table:table-cell>
          <table:table-cell office:value-type="float" office:value="1.83576" calcext:value-type="float">
            <text:p>1.83576</text:p>
          </table:table-cell>
          <table:table-cell office:value-type="float" office:value="1.8868" calcext:value-type="float">
            <text:p>1.8868</text:p>
          </table:table-cell>
        </table:table-row>
        <table:table-row table:style-name="ro1">
          <table:table-cell office:value-type="float" office:value="1.97231" calcext:value-type="float">
            <text:p>1.97231</text:p>
          </table:table-cell>
          <table:table-cell office:value-type="float" office:value="1.92354" calcext:value-type="float">
            <text:p>1.92354</text:p>
          </table:table-cell>
          <table:table-cell office:value-type="float" office:value="1.87883" calcext:value-type="float">
            <text:p>1.87883</text:p>
          </table:table-cell>
          <table:table-cell office:value-type="float" office:value="1.83848" calcext:value-type="float">
            <text:p>1.83848</text:p>
          </table:table-cell>
          <table:table-cell office:value-type="float" office:value="1.80278" calcext:value-type="float">
            <text:p>1.80278</text:p>
          </table:table-cell>
          <table:table-cell office:value-type="float" office:value="1.772" calcext:value-type="float">
            <text:p>1.772</text:p>
          </table:table-cell>
          <table:table-cell office:value-type="float" office:value="1.74642" calcext:value-type="float">
            <text:p>1.74642</text:p>
          </table:table-cell>
          <table:table-cell office:value-type="float" office:value="1.72627" calcext:value-type="float">
            <text:p>1.72627</text:p>
          </table:table-cell>
          <table:table-cell office:value-type="float" office:value="1.71172" calcext:value-type="float">
            <text:p>1.71172</text:p>
          </table:table-cell>
          <table:table-cell office:value-type="float" office:value="1.70294" calcext:value-type="float">
            <text:p>1.70294</text:p>
          </table:table-cell>
          <table:table-cell table:number-columns-repeated="21" office:value-type="float" office:value="1.7" calcext:value-type="float">
            <text:p>1.7</text:p>
          </table:table-cell>
          <table:table-cell office:value-type="float" office:value="1.70294" calcext:value-type="float">
            <text:p>1.70294</text:p>
          </table:table-cell>
          <table:table-cell office:value-type="float" office:value="1.71172" calcext:value-type="float">
            <text:p>1.71172</text:p>
          </table:table-cell>
          <table:table-cell office:value-type="float" office:value="1.72627" calcext:value-type="float">
            <text:p>1.72627</text:p>
          </table:table-cell>
          <table:table-cell office:value-type="float" office:value="1.74642" calcext:value-type="float">
            <text:p>1.74642</text:p>
          </table:table-cell>
          <table:table-cell office:value-type="float" office:value="1.772" calcext:value-type="float">
            <text:p>1.772</text:p>
          </table:table-cell>
          <table:table-cell office:value-type="float" office:value="1.80278" calcext:value-type="float">
            <text:p>1.80278</text:p>
          </table:table-cell>
          <table:table-cell office:value-type="float" office:value="1.83848" calcext:value-type="float">
            <text:p>1.83848</text:p>
          </table:table-cell>
          <table:table-cell office:value-type="float" office:value="1.87883" calcext:value-type="float">
            <text:p>1.87883</text:p>
          </table:table-cell>
          <table:table-cell office:value-type="float" office:value="1.92354" calcext:value-type="float">
            <text:p>1.92354</text:p>
          </table:table-cell>
          <table:table-cell office:value-type="float" office:value="1.97231" calcext:value-type="float">
            <text:p>1.97231</text:p>
          </table:table-cell>
        </table:table-row>
        <table:table-row table:style-name="ro1">
          <table:table-cell office:value-type="float" office:value="2.05913" calcext:value-type="float">
            <text:p>2.05913</text:p>
          </table:table-cell>
          <table:table-cell office:value-type="float" office:value="2.01246" calcext:value-type="float">
            <text:p>2.01246</text:p>
          </table:table-cell>
          <table:table-cell office:value-type="float" office:value="1.96977" calcext:value-type="float">
            <text:p>1.96977</text:p>
          </table:table-cell>
          <table:table-cell office:value-type="float" office:value="1.93132" calcext:value-type="float">
            <text:p>1.93132</text:p>
          </table:table-cell>
          <table:table-cell office:value-type="float" office:value="1.89737" calcext:value-type="float">
            <text:p>1.89737</text:p>
          </table:table-cell>
          <table:table-cell office:value-type="float" office:value="1.86815" calcext:value-type="float">
            <text:p>1.86815</text:p>
          </table:table-cell>
          <table:table-cell office:value-type="float" office:value="1.84391" calcext:value-type="float">
            <text:p>1.84391</text:p>
          </table:table-cell>
          <table:table-cell office:value-type="float" office:value="1.82483" calcext:value-type="float">
            <text:p>1.82483</text:p>
          </table:table-cell>
          <table:table-cell office:value-type="float" office:value="1.81108" calcext:value-type="float">
            <text:p>1.81108</text:p>
          </table:table-cell>
          <table:table-cell office:value-type="float" office:value="1.80278" calcext:value-type="float">
            <text:p>1.80278</text:p>
          </table:table-cell>
          <table:table-cell table:number-columns-repeated="21" office:value-type="float" office:value="1.8" calcext:value-type="float">
            <text:p>1.8</text:p>
          </table:table-cell>
          <table:table-cell office:value-type="float" office:value="1.80278" calcext:value-type="float">
            <text:p>1.80278</text:p>
          </table:table-cell>
          <table:table-cell office:value-type="float" office:value="1.81108" calcext:value-type="float">
            <text:p>1.81108</text:p>
          </table:table-cell>
          <table:table-cell office:value-type="float" office:value="1.82483" calcext:value-type="float">
            <text:p>1.82483</text:p>
          </table:table-cell>
          <table:table-cell office:value-type="float" office:value="1.84391" calcext:value-type="float">
            <text:p>1.84391</text:p>
          </table:table-cell>
          <table:table-cell office:value-type="float" office:value="1.86815" calcext:value-type="float">
            <text:p>1.86815</text:p>
          </table:table-cell>
          <table:table-cell office:value-type="float" office:value="1.89737" calcext:value-type="float">
            <text:p>1.89737</text:p>
          </table:table-cell>
          <table:table-cell office:value-type="float" office:value="1.93132" calcext:value-type="float">
            <text:p>1.93132</text:p>
          </table:table-cell>
          <table:table-cell office:value-type="float" office:value="1.96977" calcext:value-type="float">
            <text:p>1.96977</text:p>
          </table:table-cell>
          <table:table-cell office:value-type="float" office:value="2.01246" calcext:value-type="float">
            <text:p>2.01246</text:p>
          </table:table-cell>
          <table:table-cell office:value-type="float" office:value="2.05913" calcext:value-type="float">
            <text:p>2.05913</text:p>
          </table:table-cell>
        </table:table-row>
        <table:table-row table:style-name="ro1">
          <table:table-cell office:value-type="float" office:value="2.14709" calcext:value-type="float">
            <text:p>2.14709</text:p>
          </table:table-cell>
          <table:table-cell office:value-type="float" office:value="2.10238" calcext:value-type="float">
            <text:p>2.10238</text:p>
          </table:table-cell>
          <table:table-cell office:value-type="float" office:value="2.06155" calcext:value-type="float">
            <text:p>2.06155</text:p>
          </table:table-cell>
          <table:table-cell office:value-type="float" office:value="2.02485" calcext:value-type="float">
            <text:p>2.02485</text:p>
          </table:table-cell>
          <table:table-cell office:value-type="float" office:value="1.99249" calcext:value-type="float">
            <text:p>1.99249</text:p>
          </table:table-cell>
          <table:table-cell office:value-type="float" office:value="1.96469" calcext:value-type="float">
            <text:p>1.96469</text:p>
          </table:table-cell>
          <table:table-cell office:value-type="float" office:value="1.94165" calcext:value-type="float">
            <text:p>1.94165</text:p>
          </table:table-cell>
          <table:table-cell office:value-type="float" office:value="1.92354" calcext:value-type="float">
            <text:p>1.92354</text:p>
          </table:table-cell>
          <table:table-cell office:value-type="float" office:value="1.9105" calcext:value-type="float">
            <text:p>1.9105</text:p>
          </table:table-cell>
          <table:table-cell office:value-type="float" office:value="1.90263" calcext:value-type="float">
            <text:p>1.90263</text:p>
          </table:table-cell>
          <table:table-cell table:number-columns-repeated="21" office:value-type="float" office:value="1.9" calcext:value-type="float">
            <text:p>1.9</text:p>
          </table:table-cell>
          <table:table-cell office:value-type="float" office:value="1.90263" calcext:value-type="float">
            <text:p>1.90263</text:p>
          </table:table-cell>
          <table:table-cell office:value-type="float" office:value="1.9105" calcext:value-type="float">
            <text:p>1.9105</text:p>
          </table:table-cell>
          <table:table-cell office:value-type="float" office:value="1.92354" calcext:value-type="float">
            <text:p>1.92354</text:p>
          </table:table-cell>
          <table:table-cell office:value-type="float" office:value="1.94165" calcext:value-type="float">
            <text:p>1.94165</text:p>
          </table:table-cell>
          <table:table-cell office:value-type="float" office:value="1.96469" calcext:value-type="float">
            <text:p>1.96469</text:p>
          </table:table-cell>
          <table:table-cell office:value-type="float" office:value="1.99249" calcext:value-type="float">
            <text:p>1.99249</text:p>
          </table:table-cell>
          <table:table-cell office:value-type="float" office:value="2.02485" calcext:value-type="float">
            <text:p>2.02485</text:p>
          </table:table-cell>
          <table:table-cell office:value-type="float" office:value="2.06155" calcext:value-type="float">
            <text:p>2.06155</text:p>
          </table:table-cell>
          <table:table-cell office:value-type="float" office:value="2.10238" calcext:value-type="float">
            <text:p>2.10238</text:p>
          </table:table-cell>
          <table:table-cell office:value-type="float" office:value="2.14709" calcext:value-type="float">
            <text:p>2.14709</text:p>
          </table:table-cell>
        </table:table-row>
        <table:table-row table:style-name="ro1">
          <table:table-cell office:value-type="float" office:value="2.23607" calcext:value-type="float">
            <text:p>2.23607</text:p>
          </table:table-cell>
          <table:table-cell office:value-type="float" office:value="2.19317" calcext:value-type="float">
            <text:p>2.19317</text:p>
          </table:table-cell>
          <table:table-cell office:value-type="float" office:value="2.15407" calcext:value-type="float">
            <text:p>2.15407</text:p>
          </table:table-cell>
          <table:table-cell office:value-type="float" office:value="2.11896" calcext:value-type="float">
            <text:p>2.11896</text:p>
          </table:table-cell>
          <table:table-cell office:value-type="float" office:value="2.08806" calcext:value-type="float">
            <text:p>2.08806</text:p>
          </table:table-cell>
          <table:table-cell office:value-type="float" office:value="2.06155" calcext:value-type="float">
            <text:p>2.06155</text:p>
          </table:table-cell>
          <table:table-cell office:value-type="float" office:value="2.03961" calcext:value-type="float">
            <text:p>2.03961</text:p>
          </table:table-cell>
          <table:table-cell office:value-type="float" office:value="2.02237" calcext:value-type="float">
            <text:p>2.02237</text:p>
          </table:table-cell>
          <table:table-cell office:value-type="float" office:value="2.00998" calcext:value-type="float">
            <text:p>2.00998</text:p>
          </table:table-cell>
          <table:table-cell office:value-type="float" office:value="2.0025" calcext:value-type="float">
            <text:p>2.0025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2.0025" calcext:value-type="float">
            <text:p>2.0025</text:p>
          </table:table-cell>
          <table:table-cell office:value-type="float" office:value="2.00998" calcext:value-type="float">
            <text:p>2.00998</text:p>
          </table:table-cell>
          <table:table-cell office:value-type="float" office:value="2.02237" calcext:value-type="float">
            <text:p>2.02237</text:p>
          </table:table-cell>
          <table:table-cell office:value-type="float" office:value="2.03961" calcext:value-type="float">
            <text:p>2.03961</text:p>
          </table:table-cell>
          <table:table-cell office:value-type="float" office:value="2.06155" calcext:value-type="float">
            <text:p>2.06155</text:p>
          </table:table-cell>
          <table:table-cell office:value-type="float" office:value="2.08806" calcext:value-type="float">
            <text:p>2.08806</text:p>
          </table:table-cell>
          <table:table-cell office:value-type="float" office:value="2.11896" calcext:value-type="float">
            <text:p>2.11896</text:p>
          </table:table-cell>
          <table:table-cell office:value-type="float" office:value="2.15407" calcext:value-type="float">
            <text:p>2.15407</text:p>
          </table:table-cell>
          <table:table-cell office:value-type="float" office:value="2.19317" calcext:value-type="float">
            <text:p>2.19317</text:p>
          </table:table-cell>
          <table:table-cell office:value-type="float" office:value="2.23607" calcext:value-type="float">
            <text:p>2.23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0T09:45:45.100130110</meta:creation-date>
    <dc:date>2021-04-20T09:46:07.150324050</dc:date>
    <meta:editing-duration>PT22S</meta:editing-duration>
    <meta:editing-cycles>1</meta:editing-cycles>
    <meta:document-statistic meta:table-count="1" meta:cell-count="1681" meta:object-count="0"/>
    <meta:generator>LibreOffice/7.0.3.1$Linux_X86_64 LibreOffice_project/00$Build-1</meta:generator>
  </office:meta>
</office:document-meta>
</file>